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Regular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weight="bold" style:font-weight-asian="bold" style:font-weight-complex="bold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6cm" svg:height="1.6cm" svg:x="8.8cm" svg:y="5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cm" svg:height="1.6cm" svg:x="8.8cm" svg:y="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cm" svg:height="1.6cm" svg:x="8.8cm" svg:y="11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6cm" svg:y1="9.6cm" svg:x2="9.6cm" svg:y2="11cm">
          <text:p/>
        </draw:line>
        <draw:line draw:style-name="gr2" draw:text-style-name="P1" draw:layer="layout" svg:x1="9.6cm" svg:y1="6.6cm" svg:x2="9.6cm" svg:y2="8cm">
          <text:p/>
        </draw:line>
        <draw:custom-shape draw:style-name="gr1" draw:text-style-name="P2" xml:id="id1" draw:id="id1" draw:layer="layout" svg:width="1.6cm" svg:height="1.6cm" svg:x="8.8cm" svg:y="1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9.6cm" svg:y1="12.6cm" svg:x2="9.6cm" svg:y2="14cm">
          <text:p/>
        </draw:line>
        <draw:connector draw:style-name="gr2" draw:text-style-name="P1" draw:layer="layout" draw:type="curve" draw:line-skew="0.563cm -4.102cm -0.374cm" svg:x1="9.6cm" svg:y1="15.6cm" svg:x2="9.6cm" svg:y2="5cm" draw:start-shape="id1" draw:start-glue-point="8" draw:end-shape="id2" draw:end-glue-point="4" svg:d="m9600 15600c0 1597-2800 1065-2800-5205s2800-6707 2800-5395" svg:viewBox="0 0 2801 11967">
          <text:p/>
        </draw:connector>
        <draw:connector draw:style-name="gr3" draw:text-style-name="P1" draw:layer="layout" draw:type="curve" draw:line-skew="0.93cm" svg:x1="10.166cm" svg:y1="6.366cm" svg:x2="10.166cm" svg:y2="5.234cm" draw:start-shape="id2" draw:start-glue-point="9" draw:end-shape="id2" draw:end-glue-point="11" svg:d="m10166 6366c2499 0 2499-1132 0-1132" svg:viewBox="0 0 1875 1133">
          <text:p/>
        </draw:connector>
        <draw:connector draw:style-name="gr3" draw:text-style-name="P1" draw:layer="layout" draw:type="curve" draw:line-skew="0.93cm" svg:x1="10.166cm" svg:y1="9.366cm" svg:x2="10.166cm" svg:y2="8.234cm" draw:start-shape="id3" draw:start-glue-point="9" draw:end-shape="id3" draw:end-glue-point="11" svg:d="m10166 9366c2499 0 2499-1132 0-1132" svg:viewBox="0 0 1875 1133">
          <text:p/>
        </draw:connector>
        <draw:connector draw:style-name="gr3" draw:text-style-name="P1" draw:layer="layout" draw:type="curve" draw:line-skew="0.93cm" svg:x1="10.166cm" svg:y1="12.366cm" svg:x2="10.166cm" svg:y2="11.234cm" draw:start-shape="id4" draw:start-glue-point="9" draw:end-shape="id4" draw:end-glue-point="11" svg:d="m10166 12366c2499 0 2499-1132 0-1132" svg:viewBox="0 0 1875 1133">
          <text:p/>
        </draw:connector>
        <draw:connector draw:style-name="gr3" draw:text-style-name="P1" draw:layer="layout" draw:type="curve" draw:line-skew="0.93cm" svg:x1="10.166cm" svg:y1="15.366cm" svg:x2="10.166cm" svg:y2="14.234cm" draw:start-shape="id1" draw:start-glue-point="9" draw:end-shape="id1" draw:end-glue-point="11" svg:d="m10166 15366c2499 0 2499-1132 0-1132" svg:viewBox="0 0 1875 1133">
          <text:p/>
        </draw:connector>
        <draw:frame draw:style-name="gr4" draw:text-style-name="P3" draw:layer="layout" svg:width="3.525cm" svg:height="0.823cm" svg:x="12cm" svg:y="5.377cm">
          <draw:text-box>
            <text:p><text:span text:style-name="T2">request[0] == 1</text:span></text:p>
          </draw:text-box>
        </draw:frame>
        <draw:frame draw:style-name="gr4" draw:text-style-name="P3" draw:layer="layout" svg:width="1.251cm" svg:height="0.823cm" svg:x="9.4cm" svg:y="6.777cm">
          <draw:text-box>
            <text:p><text:span text:style-name="T2">else</text:span></text:p>
          </draw:text-box>
        </draw:frame>
        <draw:frame draw:style-name="gr4" draw:text-style-name="P3" draw:layer="layout" svg:width="1.251cm" svg:height="0.823cm" svg:x="9.401cm" svg:y="9.777cm">
          <draw:text-box>
            <text:p><text:span text:style-name="T2">else</text:span></text:p>
          </draw:text-box>
        </draw:frame>
        <draw:frame draw:style-name="gr4" draw:text-style-name="P3" draw:layer="layout" svg:width="1.251cm" svg:height="0.823cm" svg:x="9.401cm" svg:y="12.8cm">
          <draw:text-box>
            <text:p><text:span text:style-name="T2">else</text:span></text:p>
          </draw:text-box>
        </draw:frame>
        <draw:frame draw:style-name="gr4" draw:text-style-name="P3" draw:layer="layout" svg:width="3.525cm" svg:height="0.823cm" svg:x="12cm" svg:y="8.377cm">
          <draw:text-box>
            <text:p><text:span text:style-name="T2">request[1] == 1</text:span></text:p>
          </draw:text-box>
        </draw:frame>
        <draw:frame draw:style-name="gr4" draw:text-style-name="P3" draw:layer="layout" svg:width="3.525cm" svg:height="0.823cm" svg:x="12cm" svg:y="11.377cm">
          <draw:text-box>
            <text:p><text:span text:style-name="T2">request[2] == 1</text:span></text:p>
          </draw:text-box>
        </draw:frame>
        <draw:frame draw:style-name="gr4" draw:text-style-name="P3" draw:layer="layout" svg:width="3.525cm" svg:height="0.823cm" svg:x="12cm" svg:y="14.377cm">
          <draw:text-box>
            <text:p><text:span text:style-name="T2">request[3] == 1</text:span></text:p>
          </draw:text-box>
        </draw:frame>
        <draw:frame draw:style-name="gr4" draw:text-style-name="P3" draw:layer="layout" svg:width="1.251cm" svg:height="0.823cm" svg:x="9.402cm" svg:y="15.777cm">
          <draw:text-box>
            <text:p><text:span text:style-name="T2">e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2" svg:font-family="Cantarell" style:font-adornments="Regular" style:font-pitch="variable"/>
    <style:font-face style:name="Arial" svg:font-family="Arial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ntarell2" fo:font-family="Cantarell" style:font-style-name="Regular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Clienti</meta:initial-creator>
    <meta:creation-date>2014-01-22T08:37:38.671079653</meta:creation-date>
    <dc:date>2014-01-22T08:55:28.226247121</dc:date>
    <dc:creator>Christophe Clienti</dc:creator>
    <meta:editing-duration>PT9S</meta:editing-duration>
    <meta:editing-cycles>3</meta:editing-cycles>
    <meta:generator>LibreOffice/4.1.4.2$Linux_X86_64 LibreOffice_project/410m0$Build-2</meta:generator>
    <meta:document-statistic meta:object-count="20"/>
  </office:meta>
</office:document-meta>
</file>